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aramondPremrPro" svg:font-family="GaramondPremrPro" style:font-family-generic="roman" style:font-pitch="variable"/>
    <style:font-face style:name="LucidaSansStd" svg:font-family="LucidaSansSt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PremrPro1" svg:font-family="GaramondPremrPro" style:font-family-generic="system" style:font-pitch="variable"/>
    <style:font-face style:name="LucidaSansStd1" svg:font-family="LucidaSansSt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1_20__28_TITOLI_29_" style:master-page-name="Standard">
      <style:paragraph-properties style:page-number="auto"/>
    </style:style>
    <style:style style:name="P2" style:family="paragraph" style:parent-style-name="Indice_5f_nomi_20__28_INDICE_29_">
      <style:paragraph-properties style:writing-mode="lr-tb"/>
    </style:style>
    <style:style style:name="T1" style:family="text">
      <style:text-properties style:text-line-through-style="none"/>
    </style:style>
    <style:style style:name="T2" style:family="text">
      <style:text-properties fo:background-color="#ffff00"/>
    </style:style>
    <style:style style:name="T3" style:family="text">
      <style:text-properties fo:background-color="#00ff66"/>
    </style:style>
    <style:style style:name="T4" style:family="text">
      <style:text-properties fo:background-color="#fff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i nomi e dei luoghi citati</text:p>
      <text:p text:style-name="Indice_5f_nomi_20__28_INDICE_29_">A</text:p>
      <text:p text:style-name="Indice_5f_nomi_20__28_INDICE_29_">Abram Blonski<text:tab/><text:tab/><text:tab/>Blonski, Abram</text:p>
      <text:p text:style-name="Indice_5f_nomi_20__28_INDICE_29_">Accademia degli Intronati</text:p>
      <text:p text:style-name="Indice_5f_nomi_20__28_INDICE_29_">Accademia dei Lucidi</text:p>
      <text:p text:style-name="Indice_5f_nomi_20__28_INDICE_29_">Achacy Taszychi<text:tab/><text:tab/><text:tab/>Achacy Taszychi </text:p>
      <text:p text:style-name="Indice_5f_nomi_20__28_INDICE_29_">Adolf E. Vayhinger<text:tab/><text:tab/>Adolf E. Vayhinger </text:p>
      <text:p text:style-name="Indice_5f_nomi_20__28_INDICE_29_">Adriano Prosperi<text:tab/><text:tab/><text:tab/>Adriano Prosperi </text:p>
      <text:p text:style-name="P2">Africa<text:span text:style-name="T1"><text:tab/><text:tab/><text:tab/><text:tab/></text:span></text:p>
      <text:p text:style-name="Indice_5f_nomi_20__28_INDICE_29_">Agnese Petrucci<text:tab/><text:tab/><text:tab/>Agnese <text:s/>Petrucci </text:p>
      <text:p text:style-name="Indice_5f_nomi_20__28_INDICE_29_">Albero Bolognetti<text:tab/><text:tab/>Albero Bolognetti </text:p>
      <text:p text:style-name="Indice_5f_nomi_20__28_INDICE_29_">Alciate<text:tab/><text:tab/><text:tab/><text:tab/>[<text:span text:style-name="T4">Nel testo citato si trova “Alciate”, ma si riferisce alla persona di Giovanni Alciati</text:span>]</text:p>
      <text:p text:style-name="Indice_5f_nomi_20__28_INDICE_29_">Alciati<text:tab/><text:tab/><text:tab/><text:tab/>Giovanni Alciati [vedi nota precedente]</text:p>
      <text:p text:style-name="Indice_5f_nomi_20__28_INDICE_29_">Alessandro Lisini<text:tab/><text:tab/>Alessandro Lisini </text:p>
      <text:p text:style-name="Indice_5f_nomi_20__28_INDICE_29_">Alessandro Sozzini<text:tab/><text:tab/>Alessandro Sozzini </text:p>
      <text:p text:style-name="Indice_5f_nomi_20__28_INDICE_29_">Alessandro Toti<text:tab/><text:tab/><text:tab/>Alessandro Toti </text:p>
      <text:p text:style-name="Indice_5f_nomi_20__28_INDICE_29_">Alessandro VI<text:tab/><text:tab/><text:tab/>Alessandro VI, papa</text:p>
      <text:p text:style-name="Indice_5f_nomi_20__28_INDICE_29_">Alexander Gordon<text:tab/><text:tab/>Alexander Gordon <text:s/></text:p>
      <text:p text:style-name="Indice_5f_nomi_20__28_INDICE_29_"><text:span text:style-name="T3">Alex Gordon</text:span><text:tab/><text:tab/><text:tab/>[<text:span text:style-name="T4">si riferisce a “Gordon Alexander”, vedi sopra</text:span>]</text:p>
      <text:p text:style-name="Indice_5f_nomi_20__28_INDICE_29_"><text:span text:style-name="T3">Anabattisiti</text:span><text:tab/><text:tab/><text:tab/>Anabattisti</text:p>
      <text:p text:style-name="Indice_5f_nomi_20__28_INDICE_29_"><text:span text:style-name="T3">Andew</text:span> Dudicz<text:tab/><text:tab/><text:tab/>Andrew Dudicz </text:p>
      <text:p text:style-name="Indice_5f_nomi_20__28_INDICE_29_"><text:span text:style-name="T3">Andrea</text:span> Wolan<text:tab/><text:tab/><text:tab/>[<text:span text:style-name="T4">si riferisce a “Wolan Andrew”, vedi sotto</text:span>]<text:tab/><text:tab/></text:p>
      <text:p text:style-name="Indice_5f_nomi_20__28_INDICE_29_">Andrew Wiszowaty<text:tab/><text:tab/>Andrew Wiszowaty </text:p>
      <text:p text:style-name="Indice_5f_nomi_20__28_INDICE_29_">Andrew Wolan<text:tab/><text:tab/><text:tab/>Andrew Wolan </text:p>
      <text:p text:style-name="Indice_5f_nomi_20__28_INDICE_29_">Andrzej Wiszowaty Sr.<text:tab/><text:tab/>[<text:span text:style-name="T4">si riferisce a “Andrew Wiszowaty”, vedi sopra</text:span>]</text:p>
      <text:p text:style-name="Indice_5f_nomi_20__28_INDICE_29_">Angelo Crespi<text:tab/><text:tab/><text:tab/>Angelo Crespi </text:p>
      <text:p text:style-name="Indice_5f_nomi_20__28_INDICE_29_">Anna Bolena<text:tab/><text:tab/><text:tab/>Anna Bolena </text:p>
      <text:p text:style-name="Indice_5f_nomi_20__28_INDICE_29_">Anna Maria Di Loreto<text:tab/><text:tab/>Anna Maria Di Loreto </text:p>
      <text:p text:style-name="Indice_5f_nomi_20__28_INDICE_29_">Anselmo <text:span text:style-name="T2">d</text:span>’Aosta<text:tab/><text:tab/><text:tab/>Anselmo D’Aosta </text:p>
      <text:p text:style-name="Indice_5f_nomi_20__28_INDICE_29_">Antoine Lavoisier<text:tab/><text:tab/>Antoine Lavoisier </text:p>
      <text:p text:style-name="Indice_5f_nomi_20__28_INDICE_29_">Antonio Mazzei<text:tab/><text:tab/><text:tab/>Antonio Mazzei </text:p>
      <text:p text:style-name="Indice_5f_nomi_20__28_INDICE_29_">Antonio Pantanelli<text:tab/><text:tab/>Antonio Pantanelli </text:p>
      <text:p text:style-name="Indice_5f_nomi_20__28_INDICE_29_">Antonio Piccolomini Bellanti<text:tab/>Antonio Piccolomini Bellanti </text:p>
      <text:p text:style-name="Indice_5f_nomi_20__28_INDICE_29_">Antonio Possevino<text:tab/><text:tab/>Antonio Possevino </text:p>
      <text:p text:style-name="Indice_5f_nomi_20__28_INDICE_29_">Antonio Vignali<text:tab/><text:tab/><text:tab/>Antonio Vignali </text:p>
      <text:p text:style-name="Indice_5f_nomi_20__28_INDICE_29_">Aonio Paleario<text:tab/><text:tab/><text:tab/>Aonio Paleario </text:p>
      <text:p text:style-name="Indice_5f_nomi_20__28_INDICE_29_">Ario<text:tab/><text:tab/><text:tab/><text:tab/>Ario</text:p>
      <text:p text:style-name="Indice_5f_nomi_20__28_INDICE_29_">Aristotele<text:tab/><text:tab/><text:tab/>Aristotele</text:p>
      <text:p text:style-name="Indice_5f_nomi_20__28_INDICE_29_">Arnoldo Prunai<text:tab/><text:tab/><text:tab/>Arnoldo Prunai </text:p>
      <text:p text:style-name="Indice_5f_nomi_20__28_INDICE_29_">Ascanio Piccolomini<text:tab/><text:tab/>Ascanio Piccolomini </text:p>
      <text:p text:style-name="Indice_5f_nomi_20__28_INDICE_29_">Assunto Brigidi<text:tab/><text:tab/><text:tab/>Assunto Brigidi </text:p>
      <text:p text:style-name="Indice_5f_nomi_20__28_INDICE_29_">B</text:p>
      <text:p text:style-name="Indice_5f_nomi_20__28_INDICE_29_">Bargagli<text:tab/><text:tab/><text:tab/><text:tab/>Girolamo Bargagli[Il nome Bargagli ricorre in vari punti oltre a quello a p.42, ad es. 38 e 38]</text:p>
      <text:p text:style-name="Indice_5f_nomi_20__28_INDICE_29_">Bartolomeo Concini</text:p>
      <text:p text:style-name="Indice_5f_nomi_20__28_INDICE_29_">Basilea</text:p>
      <text:p text:style-name="Indice_5f_nomi_20__28_INDICE_29_">Basilica di san Domenico</text:p>
      <text:p text:style-name="Indice_5f_nomi_20__28_INDICE_29_">Battaglia di Curtatone</text:p>
      <text:p text:style-name="Indice_5f_nomi_20__28_INDICE_29_">Battaglia di Lepanto</text:p>
      <text:p text:style-name="Indice_5f_nomi_20__28_INDICE_29_">Bellinzona</text:p>
      <text:p text:style-name="Indice_5f_nomi_20__28_INDICE_29_">Bellisario Bulgarini</text:p>
      <text:p text:style-name="Indice_5f_nomi_20__28_INDICE_29_">Benedetto Socini</text:p>
      <text:p text:style-name="Indice_5f_nomi_20__28_INDICE_29_">Benedetto Sozzini<text:tab/><text:tab/>[si riferisce a “Benedetto Socini”, vedi sopra]</text:p>
      <text:p text:style-name="Indice_5f_nomi_20__28_INDICE_29_">Benjamin Franklin</text:p>
      <text:p text:style-name="Indice_5f_nomi_20__28_INDICE_29_">Berkeley</text:p>
      <text:p text:style-name="Indice_5f_nomi_20__28_INDICE_29_">Bernardino Ochino</text:p>
      <text:p text:style-name="Indice_5f_nomi_20__28_INDICE_29_">Bianca Cappello</text:p>
      <text:p text:style-name="Indice_5f_nomi_20__28_INDICE_29_">Biandrata<text:tab/><text:tab/><text:tab/>Biandrata <text:s/>Giorgio</text:p>
      <text:p text:style-name="Indice_5f_nomi_20__28_INDICE_29_">Boccaccio</text:p>
      <text:p text:style-name="Indice_5f_nomi_20__28_INDICE_29_"><text:soft-page-break/>Bologna</text:p>
      <text:p text:style-name="Indice_5f_nomi_20__28_INDICE_29_">Bona Sforza</text:p>
      <text:p text:style-name="Indice_5f_nomi_20__28_INDICE_29_">Bona Sforza<text:tab/><text:tab/><text:tab/>[cancellare, vedi sopra]</text:p>
      <text:p text:style-name="Indice_5f_nomi_20__28_INDICE_29_">Bonaventura Chigi Zondadari</text:p>
      <text:p text:style-name="Indice_5f_nomi_20__28_INDICE_29_">Borghese Petrucci</text:p>
      <text:p text:style-name="Indice_5f_nomi_20__28_INDICE_29_">Boston</text:p>
      <text:p text:style-name="Indice_5f_nomi_20__28_INDICE_29_"><text:bookmark-start text:name="_GoBack"/>Brasile</text:p>
      <text:p text:style-name="Indice_5f_nomi_20__28_INDICE_29_"><text:bookmark-end text:name="_GoBack"/>Bucero<text:tab/><text:tab/><text:tab/><text:tab/>Bucero Martin</text:p>
      <text:p text:style-name="Indice_5f_nomi_20__28_INDICE_29_">Budny<text:tab/><text:tab/><text:tab/><text:tab/>Budny Simon</text:p>
      <text:p text:style-name="Indice_5f_nomi_20__28_INDICE_29_">C</text:p>
      <text:p text:style-name="Indice_5f_nomi_20__28_INDICE_29_">Calvino</text:p>
      <text:p text:style-name="Indice_5f_nomi_20__28_INDICE_29_">Camilla Petrucci</text:p>
      <text:p text:style-name="Indice_5f_nomi_20__28_INDICE_29_">Camillo Renato</text:p>
      <text:p text:style-name="Indice_5f_nomi_20__28_INDICE_29_">Camillo Sozzini</text:p>
      <text:p text:style-name="Indice_5f_nomi_20__28_INDICE_29_">Castellione</text:p>
      <text:p text:style-name="Indice_5f_nomi_20__28_INDICE_29_">Cataldi</text:p>
      <text:p text:style-name="Indice_5f_nomi_20__28_INDICE_29_">Caterina d’Aragona</text:p>
      <text:p text:style-name="Indice_5f_nomi_20__28_INDICE_29_">Celso Sozzini</text:p>
      <text:p text:style-name="Indice_5f_nomi_20__28_INDICE_29_">Cesare Canaviglia</text:p>
      <text:p text:style-name="Indice_5f_nomi_20__28_INDICE_29_">Cesare Maccari,</text:p>
      <text:p text:style-name="Indice_5f_nomi_20__28_INDICE_29_">Charles II</text:p>
      <text:p text:style-name="Indice_5f_nomi_20__28_INDICE_29_">Charles William Wendte</text:p>
      <text:p text:style-name="Indice_5f_nomi_20__28_INDICE_29_">Chiesa Cattolica</text:p>
      <text:p text:style-name="Indice_5f_nomi_20__28_INDICE_29_">Chiesa d’Inghilterra</text:p>
      <text:p text:style-name="Indice_5f_nomi_20__28_INDICE_29_">Chiesa Evangelica Riformata</text:p>
      <text:p text:style-name="Indice_5f_nomi_20__28_INDICE_29_">Chiesa Metodista Episcopale</text:p>
      <text:p text:style-name="Indice_5f_nomi_20__28_INDICE_29_">Chiesa Minore</text:p>
      <text:p text:style-name="Indice_5f_nomi_20__28_INDICE_29_">Chiesa Minore Polacca</text:p>
      <text:p text:style-name="Indice_5f_nomi_20__28_INDICE_29_">Chiesa Unitariana</text:p>
      <text:p text:style-name="Indice_5f_nomi_20__28_INDICE_29_">Chiesa Unitariana</text:p>
      <text:p text:style-name="Indice_5f_nomi_20__28_INDICE_29_">Chiesa Valdese</text:p>
      <text:p text:style-name="Indice_5f_nomi_20__28_INDICE_29_">Christoffel van Sichem</text:p>
      <text:p text:style-name="Indice_5f_nomi_20__28_INDICE_29_">Christof Socin Sarasin</text:p>
      <text:p text:style-name="Indice_5f_nomi_20__28_INDICE_29_">Christopher Morsztyn</text:p>
      <text:p text:style-name="Indice_5f_nomi_20__28_INDICE_29_">Circolo Sociniano</text:p>
      <text:p text:style-name="Indice_5f_nomi_20__28_INDICE_29_">Clapperton</text:p>
      <text:p text:style-name="Indice_5f_nomi_20__28_INDICE_29_">Claudio Textor</text:p>
      <text:p text:style-name="Indice_5f_nomi_20__28_INDICE_29_">Collegia Vicentina</text:p>
      <text:p text:style-name="Indice_5f_nomi_20__28_INDICE_29_">Confessio Rhaetica</text:p>
      <text:p text:style-name="Indice_5f_nomi_20__28_INDICE_29_">Conrad Pellikan</text:p>
      <text:p text:style-name="Indice_5f_nomi_20__28_INDICE_29_">Cornelio Marsili</text:p>
      <text:p text:style-name="Indice_5f_nomi_20__28_INDICE_29_">Cornelio Soccino</text:p>
      <text:p text:style-name="Indice_5f_nomi_20__28_INDICE_29_">Cornelio Sozzini</text:p>
      <text:p text:style-name="Indice_5f_nomi_20__28_INDICE_29_">Corte Suprema</text:p>
      <text:p text:style-name="Indice_5f_nomi_20__28_INDICE_29_">Cosimo dei Medici</text:p>
      <text:p text:style-name="Indice_5f_nomi_20__28_INDICE_29_">Cosimo de’Medici</text:p>
      <text:p text:style-name="Indice_5f_nomi_20__28_INDICE_29_">Cosimo I</text:p>
      <text:p text:style-name="Indice_5f_nomi_20__28_INDICE_29_">Couet</text:p>
      <text:p text:style-name="Indice_5f_nomi_20__28_INDICE_29_">Cracovia</text:p>
      <text:p text:style-name="Indice_5f_nomi_20__28_INDICE_29_">Cristo</text:p>
      <text:p text:style-name="Indice_5f_nomi_20__28_INDICE_29_">Cristoforo Báthory</text:p>
      <text:p text:style-name="Indice_5f_nomi_20__28_INDICE_29_">Cunegonda Mazzocchi</text:p>
      <text:p text:style-name="Indice_5f_nomi_20__28_INDICE_29_">D</text:p>
      <text:p text:style-name="Indice_5f_nomi_20__28_INDICE_29_">Dante</text:p>
      <text:p text:style-name="Indice_5f_nomi_20__28_INDICE_29_">David Davies</text:p>
      <text:p text:style-name="Indice_5f_nomi_20__28_INDICE_29_">David Davis</text:p>
      <text:p text:style-name="Indice_5f_nomi_20__28_INDICE_29_">Dio</text:p>
      <text:p text:style-name="Indice_5f_nomi_20__28_INDICE_29_">Domenico Lopez</text:p>
      <text:p text:style-name="Indice_5f_nomi_20__28_INDICE_29_">Dylan Thomas</text:p>
      <text:p text:style-name="Indice_5f_nomi_20__28_INDICE_29_">E</text:p>
      <text:p text:style-name="Indice_5f_nomi_20__28_INDICE_29_"><text:soft-page-break/>Edward Williams</text:p>
      <text:p text:style-name="Indice_5f_nomi_20__28_INDICE_29_">Egidio Assunto Brigidi</text:p>
      <text:p text:style-name="Indice_5f_nomi_20__28_INDICE_29_">Egidio Brigidi</text:p>
      <text:p text:style-name="Indice_5f_nomi_20__28_INDICE_29_">Elias Arciszewski</text:p>
      <text:p text:style-name="Indice_5f_nomi_20__28_INDICE_29_">Elisabetta Gnudi Angelini</text:p>
      <text:p text:style-name="Indice_5f_nomi_20__28_INDICE_29_">Elizabeth Morsztyn</text:p>
      <text:p text:style-name="Indice_5f_nomi_20__28_INDICE_29_">Elizabeth Sweet</text:p>
      <text:p text:style-name="Indice_5f_nomi_20__28_INDICE_29_">Enciclopedia Britannica</text:p>
      <text:p text:style-name="Indice_5f_nomi_20__28_INDICE_29_">Enea Silvio Piccolomini</text:p>
      <text:p text:style-name="Indice_5f_nomi_20__28_INDICE_29_">Enrico Caporali</text:p>
      <text:p text:style-name="Indice_5f_nomi_20__28_INDICE_29_">Enrico VIII</text:p>
      <text:p text:style-name="Indice_5f_nomi_20__28_INDICE_29_">Ephraim Pagitt</text:p>
      <text:p text:style-name="Indice_5f_nomi_20__28_INDICE_29_">Eric Eldred</text:p>
      <text:p text:style-name="Indice_5f_nomi_20__28_INDICE_29_">Ermenegildo Pistelli</text:p>
      <text:p text:style-name="Indice_5f_nomi_20__28_INDICE_29_">Ernest Hemingway</text:p>
      <text:p text:style-name="Indice_5f_nomi_20__28_INDICE_29_">Ettore Romagnoli</text:p>
      <text:p text:style-name="Indice_5f_nomi_20__28_INDICE_29_">Europa</text:p>
      <text:p text:style-name="Indice_5f_nomi_20__28_INDICE_29_">F</text:p>
      <text:p text:style-name="Indice_5f_nomi_20__28_INDICE_29_">Famiglia Sozzini</text:p>
      <text:p text:style-name="Indice_5f_nomi_20__28_INDICE_29_">Fausto Paolo Sozzini</text:p>
      <text:p text:style-name="Indice_5f_nomi_20__28_INDICE_29_">Fausto Soccini</text:p>
      <text:p text:style-name="Indice_5f_nomi_20__28_INDICE_29_">Fausto Soccino</text:p>
      <text:p text:style-name="Indice_5f_nomi_20__28_INDICE_29_">Fausto Socini</text:p>
      <text:p text:style-name="Indice_5f_nomi_20__28_INDICE_29_">Fausto Socino</text:p>
      <text:p text:style-name="Indice_5f_nomi_20__28_INDICE_29_">Fausto Sozzini</text:p>
      <text:p text:style-name="Indice_5f_nomi_20__28_INDICE_29_">Felix Tursio Urbevetanus</text:p>
      <text:p text:style-name="Indice_5f_nomi_20__28_INDICE_29_">Ferdinando de’Medici</text:p>
      <text:p text:style-name="Indice_5f_nomi_20__28_INDICE_29_">Ferdinando I dei Medici</text:p>
      <text:p text:style-name="Indice_5f_nomi_20__28_INDICE_29_">Ferdinando III di Toscana</text:p>
      <text:p text:style-name="Indice_5f_nomi_20__28_INDICE_29_">Ferenc Dávid</text:p>
      <text:p text:style-name="Indice_5f_nomi_20__28_INDICE_29_">Fernando Bracciaforti</text:p>
      <text:p text:style-name="Indice_5f_nomi_20__28_INDICE_29_">Ferrara</text:p>
      <text:p text:style-name="Indice_5f_nomi_20__28_INDICE_29_">Firenze</text:p>
      <text:p text:style-name="Indice_5f_nomi_20__28_INDICE_29_">Fischmarkt</text:p>
      <text:p text:style-name="Indice_5f_nomi_20__28_INDICE_29_">Fotino di Sirmio</text:p>
      <text:p text:style-name="Indice_5f_nomi_20__28_INDICE_29_">Francesca d’Atoleo</text:p>
      <text:p text:style-name="Indice_5f_nomi_20__28_INDICE_29_">Francesco Cellesi</text:p>
      <text:p text:style-name="Indice_5f_nomi_20__28_INDICE_29_">Francesco dei Medici</text:p>
      <text:p text:style-name="Indice_5f_nomi_20__28_INDICE_29_">Francesco de’Medici</text:p>
      <text:p text:style-name="Indice_5f_nomi_20__28_INDICE_29_">Francesco I</text:p>
      <text:p text:style-name="Indice_5f_nomi_20__28_INDICE_29_">Francesco II</text:p>
      <text:p text:style-name="Indice_5f_nomi_20__28_INDICE_29_">Francesco Lismanini</text:p>
      <text:p text:style-name="Indice_5f_nomi_20__28_INDICE_29_">Francesco Pucci</text:p>
      <text:p text:style-name="Indice_5f_nomi_20__28_INDICE_29_">Francesco Stancaro</text:p>
      <text:p text:style-name="Indice_5f_nomi_20__28_INDICE_29_">Francia</text:p>
      <text:p text:style-name="Indice_5f_nomi_20__28_INDICE_29_">Francis Scott Fitzgerald</text:p>
      <text:p text:style-name="Indice_5f_nomi_20__28_INDICE_29_">Francoforte</text:p>
      <text:p text:style-name="Indice_5f_nomi_20__28_INDICE_29_">Fratelli Polacchi</text:p>
      <text:p text:style-name="Indice_5f_nomi_20__28_INDICE_29_">G</text:p>
      <text:p text:style-name="Indice_5f_nomi_20__28_INDICE_29_">Gaetano Conte</text:p>
      <text:p text:style-name="Indice_5f_nomi_20__28_INDICE_29_">Galgano Sozzini</text:p>
      <text:p text:style-name="Indice_5f_nomi_20__28_INDICE_29_">Galizia</text:p>
      <text:p text:style-name="Indice_5f_nomi_20__28_INDICE_29_">Galles</text:p>
      <text:p text:style-name="Indice_5f_nomi_20__28_INDICE_29_">Gaspero Pecchioni</text:p>
      <text:p text:style-name="Indice_5f_nomi_20__28_INDICE_29_">Gentile</text:p>
      <text:p text:style-name="Indice_5f_nomi_20__28_INDICE_29_">George Washington</text:p>
      <text:p text:style-name="Indice_5f_nomi_20__28_INDICE_29_">George W. Bush junior</text:p>
      <text:p text:style-name="Indice_5f_nomi_20__28_INDICE_29_">Geronimo Marliano</text:p>
      <text:p text:style-name="Indice_5f_nomi_20__28_INDICE_29_">Giacomo Paleologo</text:p>
      <text:p text:style-name="Indice_5f_nomi_20__28_INDICE_29_">Giambattista Rota</text:p>
      <text:p text:style-name="Indice_5f_nomi_20__28_INDICE_29_"><text:soft-page-break/>Ginevra</text:p>
      <text:p text:style-name="Indice_5f_nomi_20__28_INDICE_29_">Giordano Bruno</text:p>
      <text:p text:style-name="Indice_5f_nomi_20__28_INDICE_29_">Giorgio Biandrata</text:p>
      <text:p text:style-name="Indice_5f_nomi_20__28_INDICE_29_">Giorigio Spini</text:p>
      <text:p text:style-name="Indice_5f_nomi_20__28_INDICE_29_">Giovanni Antonio Popoleschi</text:p>
      <text:p text:style-name="Indice_5f_nomi_20__28_INDICE_29_">Giovanni Battista Lugari</text:p>
      <text:p text:style-name="Indice_5f_nomi_20__28_INDICE_29_">Giovanni Semeria</text:p>
      <text:p text:style-name="Indice_5f_nomi_20__28_INDICE_29_">Giovanni Sigismondo</text:p>
      <text:p text:style-name="Indice_5f_nomi_20__28_INDICE_29_">Giovanni Sozzini</text:p>
      <text:p text:style-name="Indice_5f_nomi_20__28_INDICE_29_">Giovanni Tanna</text:p>
      <text:p text:style-name="Indice_5f_nomi_20__28_INDICE_29_">Giovanulo Sozinus</text:p>
      <text:p text:style-name="Indice_5f_nomi_20__28_INDICE_29_">Giovanulo Sozzini</text:p>
      <text:p text:style-name="Indice_5f_nomi_20__28_INDICE_29_">Girolamo Bargagli</text:p>
      <text:p text:style-name="Indice_5f_nomi_20__28_INDICE_29_">Girolamo Cerretani</text:p>
      <text:p text:style-name="Indice_5f_nomi_20__28_INDICE_29_">Girolamo Gigli</text:p>
      <text:p text:style-name="Indice_5f_nomi_20__28_INDICE_29_">Girolamo Priuli</text:p>
      <text:p text:style-name="Indice_5f_nomi_20__28_INDICE_29_">Giulio del Taja</text:p>
      <text:p text:style-name="Indice_5f_nomi_20__28_INDICE_29_">Giulio Terrosi Vagnoli</text:p>
      <text:p text:style-name="Indice_5f_nomi_20__28_INDICE_29_">Giuseppe Porri</text:p>
      <text:p text:style-name="Indice_5f_nomi_20__28_INDICE_29_">Giuseppe Socin</text:p>
      <text:p text:style-name="Indice_5f_nomi_20__28_INDICE_29_">Gordon</text:p>
      <text:p text:style-name="Indice_5f_nomi_20__28_INDICE_29_">Gran Bretagna</text:p>
      <text:p text:style-name="Indice_5f_nomi_20__28_INDICE_29_">Gregory Paulus</text:p>
      <text:p text:style-name="Indice_5f_nomi_20__28_INDICE_29_">Gugliemo Romiti</text:p>
      <text:p text:style-name="Indice_5f_nomi_20__28_INDICE_29_">Guido Panzirolo</text:p>
      <text:p text:style-name="Indice_5f_nomi_20__28_INDICE_29_">Gwilym Marles</text:p>
      <text:p text:style-name="Indice_5f_nomi_20__28_INDICE_29_">H</text:p>
      <text:p text:style-name="Indice_5f_nomi_20__28_INDICE_29_">Hans Wyss</text:p>
      <text:p text:style-name="Indice_5f_nomi_20__28_INDICE_29_">Henry James</text:p>
      <text:p text:style-name="Indice_5f_nomi_20__28_INDICE_29_">Historia de duobus amantibus</text:p>
      <text:p text:style-name="Indice_5f_nomi_20__28_INDICE_29_">Hitler<text:tab/><text:tab/><text:tab/><text:tab/><text:tab/>Adolf Hitler</text:p>
      <text:p text:style-name="Indice_5f_nomi_20__28_INDICE_29_">Hottingen</text:p>
      <text:p text:style-name="Indice_5f_nomi_20__28_INDICE_29_">I</text:p>
      <text:p text:style-name="Indice_5f_nomi_20__28_INDICE_29_">Iacopo Paleologo</text:p>
      <text:p text:style-name="Indice_5f_nomi_20__28_INDICE_29_">ilex scopetiana</text:p>
      <text:p text:style-name="Indice_5f_nomi_20__28_INDICE_29_">Imperatore Carlo V</text:p>
      <text:p text:style-name="Indice_5f_nomi_20__28_INDICE_29_">Indie</text:p>
      <text:p text:style-name="Indice_5f_nomi_20__28_INDICE_29_">Inghilterra</text:p>
      <text:p text:style-name="Indice_5f_nomi_20__28_INDICE_29_">Inquisizione di Siena</text:p>
      <text:p text:style-name="Indice_5f_nomi_20__28_INDICE_29_">Inquisizione romana</text:p>
      <text:p text:style-name="Indice_5f_nomi_20__28_INDICE_29_">Iolo Morganwg</text:p>
      <text:p text:style-name="Indice_5f_nomi_20__28_INDICE_29_">Irlanda</text:p>
      <text:p text:style-name="Indice_5f_nomi_20__28_INDICE_29_">Isaac Newton</text:p>
      <text:p text:style-name="Indice_5f_nomi_20__28_INDICE_29_">Isabella de’Medici</text:p>
      <text:p text:style-name="Indice_5f_nomi_20__28_INDICE_29_">Italia</text:p>
      <text:p text:style-name="Indice_5f_nomi_20__28_INDICE_29_">Ivan il Terribile</text:p>
      <text:p text:style-name="Indice_5f_nomi_20__28_INDICE_29_">J</text:p>
      <text:p text:style-name="Indice_5f_nomi_20__28_INDICE_29_">Jacob Wujeck</text:p>
      <text:p text:style-name="Indice_5f_nomi_20__28_INDICE_29_">James Macpherson</text:p>
      <text:p text:style-name="Indice_5f_nomi_20__28_INDICE_29_">Jaques Couet</text:p>
      <text:p text:style-name="Indice_5f_nomi_20__28_INDICE_29_">Jean Baptiste Rotan</text:p>
      <text:p text:style-name="Indice_5f_nomi_20__28_INDICE_29_">Johann Christoph Dehne</text:p>
      <text:p text:style-name="Indice_5f_nomi_20__28_INDICE_29_">Johannes Blonski</text:p>
      <text:p text:style-name="Indice_5f_nomi_20__28_INDICE_29_">Johann Friedrich Corvinus</text:p>
      <text:p text:style-name="Indice_5f_nomi_20__28_INDICE_29_">John Biddle</text:p>
      <text:p text:style-name="Indice_5f_nomi_20__28_INDICE_29_">John Dalton</text:p>
      <text:p text:style-name="Indice_5f_nomi_20__28_INDICE_29_">John Ruskin</text:p>
      <text:p text:style-name="Indice_5f_nomi_20__28_INDICE_29_">John Sieninski</text:p>
      <text:p text:style-name="Indice_5f_nomi_20__28_INDICE_29_">John Stokesby</text:p>
      <text:p text:style-name="Indice_5f_nomi_20__28_INDICE_29_">Joseph Priestley</text:p>
      <text:p text:style-name="Indice_5f_nomi_20__28_INDICE_29_"><text:soft-page-break/>Joshua Toulmin</text:p>
      <text:p text:style-name="Indice_5f_nomi_20__28_INDICE_29_">Józef Konwent</text:p>
      <text:p text:style-name="Indice_5f_nomi_20__28_INDICE_29_">Juan Francisco</text:p>
      <text:p text:style-name="Indice_5f_nomi_20__28_INDICE_29_">Juan Francisco</text:p>
      <text:p text:style-name="Indice_5f_nomi_20__28_INDICE_29_">K</text:p>
      <text:p text:style-name="Indice_5f_nomi_20__28_INDICE_29_">Kaspar Schlick</text:p>
      <text:p text:style-name="Indice_5f_nomi_20__28_INDICE_29_">Kaspar Wiernek</text:p>
      <text:p text:style-name="Indice_5f_nomi_20__28_INDICE_29_">Kolozsvár</text:p>
      <text:p text:style-name="Indice_5f_nomi_20__28_INDICE_29_">Krzysztof Penderecki</text:p>
      <text:p text:style-name="Indice_5f_nomi_20__28_INDICE_29_">L</text:p>
      <text:p text:style-name="Indice_5f_nomi_20__28_INDICE_29_">Lambert Visscher</text:p>
      <text:p text:style-name="Indice_5f_nomi_20__28_INDICE_29_">Lech Szczucki</text:p>
      <text:p text:style-name="Indice_5f_nomi_20__28_INDICE_29_">Lega Santa</text:p>
      <text:p text:style-name="Indice_5f_nomi_20__28_INDICE_29_">Lelio Socini</text:p>
      <text:p text:style-name="Indice_5f_nomi_20__28_INDICE_29_">Lelio Sozzini</text:p>
      <text:p text:style-name="Indice_5f_nomi_20__28_INDICE_29_">Lelio Sozzini</text:p>
      <text:p text:style-name="Indice_5f_nomi_20__28_INDICE_29_">Leone XII</text:p>
      <text:p text:style-name="Indice_5f_nomi_20__28_INDICE_29_">Liona</text:p>
      <text:p text:style-name="Indice_5f_nomi_20__28_INDICE_29_">Lione</text:p>
      <text:p text:style-name="Indice_5f_nomi_20__28_INDICE_29_">Lismanini</text:p>
      <text:p text:style-name="Indice_5f_nomi_20__28_INDICE_29_">Lituania</text:p>
      <text:p text:style-name="Indice_5f_nomi_20__28_INDICE_29_">Locanda Storcken</text:p>
      <text:p text:style-name="Indice_5f_nomi_20__28_INDICE_29_">Locke</text:p>
      <text:p text:style-name="Indice_5f_nomi_20__28_INDICE_29_">Lodovico Castelvetro</text:p>
      <text:p text:style-name="Indice_5f_nomi_20__28_INDICE_29_">Londra</text:p>
      <text:p text:style-name="Indice_5f_nomi_20__28_INDICE_29_">Lorenzo de’ Medici</text:p>
      <text:p text:style-name="Indice_5f_nomi_20__28_INDICE_29_">Luciano Banchi</text:p>
      <text:p text:style-name="Indice_5f_nomi_20__28_INDICE_29_">Lucrezia Sabbatini</text:p>
      <text:p text:style-name="Indice_5f_nomi_20__28_INDICE_29_">Lucy Touhlmin Smith</text:p>
      <text:p text:style-name="Indice_5f_nomi_20__28_INDICE_29_">Lucy Toulmin Smith</text:p>
      <text:p text:style-name="Indice_5f_nomi_20__28_INDICE_29_">Ludovico Bonaccioli</text:p>
      <text:p text:style-name="Indice_5f_nomi_20__28_INDICE_29_">Lugano</text:p>
      <text:p text:style-name="Indice_5f_nomi_20__28_INDICE_29_">Luisa Giulio Benso</text:p>
      <text:p text:style-name="Indice_5f_nomi_20__28_INDICE_29_">Lusławice</text:p>
      <text:p text:style-name="Indice_5f_nomi_20__28_INDICE_29_">Lutero</text:p>
      <text:p text:style-name="Indice_5f_nomi_20__28_INDICE_29_">Luther Blisset</text:p>
      <text:p text:style-name="Indice_5f_nomi_20__28_INDICE_29_">M</text:p>
      <text:p text:style-name="Indice_5f_nomi_20__28_INDICE_29_">Maciej Bogues Stecnynski</text:p>
      <text:p text:style-name="Indice_5f_nomi_20__28_INDICE_29_">Manfredo Balbani</text:p>
      <text:p text:style-name="Indice_5f_nomi_20__28_INDICE_29_">Mantova</text:p>
      <text:p text:style-name="Indice_5f_nomi_20__28_INDICE_29_">Marcantonio Cinuzzi</text:p>
      <text:p text:style-name="Indice_5f_nomi_20__28_INDICE_29_">Marcantonio Colonna</text:p>
      <text:p text:style-name="Indice_5f_nomi_20__28_INDICE_29_">Marcantonio Piccolomini</text:p>
      <text:p text:style-name="Indice_5f_nomi_20__28_INDICE_29_">Maria Bianchi Bandinelli</text:p>
      <text:p text:style-name="Indice_5f_nomi_20__28_INDICE_29_">Maria Jane</text:p>
      <text:p text:style-name="Indice_5f_nomi_20__28_INDICE_29_">Mariano Sozzini</text:p>
      <text:p text:style-name="Indice_5f_nomi_20__28_INDICE_29_">Maria Porzia Sozzini</text:p>
      <text:p text:style-name="Indice_5f_nomi_20__28_INDICE_29_">Mariotto Giambonelli</text:p>
      <text:p text:style-name="Indice_5f_nomi_20__28_INDICE_29_">Martin Berzeviczy</text:p>
      <text:p text:style-name="Indice_5f_nomi_20__28_INDICE_29_">Martin Vadovita</text:p>
      <text:p text:style-name="Indice_5f_nomi_20__28_INDICE_29_">Massimiliano II</text:p>
      <text:p text:style-name="Indice_5f_nomi_20__28_INDICE_29_">Massoneria</text:p>
      <text:p text:style-name="Indice_5f_nomi_20__28_INDICE_29_">Matteo Balbani</text:p>
      <text:p text:style-name="Indice_5f_nomi_20__28_INDICE_29_">Melantone</text:p>
      <text:p text:style-name="Indice_5f_nomi_20__28_INDICE_29_">Menno</text:p>
      <text:p text:style-name="Indice_5f_nomi_20__28_INDICE_29_">Michele Serveto</text:p>
      <text:p text:style-name="Indice_5f_nomi_20__28_INDICE_29_">Mikołaj Przypkowski</text:p>
      <text:p text:style-name="Indice_5f_nomi_20__28_INDICE_29_">Milano</text:p>
      <text:p text:style-name="Indice_5f_nomi_20__28_INDICE_29_">Minot Judson Savage</text:p>
      <text:p text:style-name="Indice_5f_nomi_20__28_INDICE_29_">Monte Carasso</text:p>
      <text:p text:style-name="Indice_5f_nomi_20__28_INDICE_29_"><text:soft-page-break/>Monthly repository</text:p>
      <text:p text:style-name="Indice_5f_nomi_20__28_INDICE_29_">Monthly Repository</text:p>
      <text:p text:style-name="Indice_5f_nomi_20__28_INDICE_29_">Montpellier</text:p>
      <text:p text:style-name="Indice_5f_nomi_20__28_INDICE_29_">Museo del Bargello</text:p>
      <text:p text:style-name="Indice_5f_nomi_20__28_INDICE_29_">N</text:p>
      <text:p text:style-name="Indice_5f_nomi_20__28_INDICE_29_">Nathaniel Parker Willis</text:p>
      <text:p text:style-name="Indice_5f_nomi_20__28_INDICE_29_">Niccola Venturi</text:p>
      <text:p text:style-name="Indice_5f_nomi_20__28_INDICE_29_">Niccolò Buccella</text:p>
      <text:p text:style-name="Indice_5f_nomi_20__28_INDICE_29_">Niccolò Spannocchi</text:p>
      <text:p text:style-name="Indice_5f_nomi_20__28_INDICE_29_">Nicholas Ole</text:p>
      <text:p text:style-name="Indice_5f_nomi_20__28_INDICE_29_">Nicholas Radziwill</text:p>
      <text:p text:style-name="Indice_5f_nomi_20__28_INDICE_29_">Nicola Albanesi</text:p>
      <text:p text:style-name="Indice_5f_nomi_20__28_INDICE_29_">Nikolaj Radziwiłł</text:p>
      <text:p text:style-name="Indice_5f_nomi_20__28_INDICE_29_">O</text:p>
      <text:p text:style-name="Indice_5f_nomi_20__28_INDICE_29_">Odoardo Jalla</text:p>
      <text:p text:style-name="Indice_5f_nomi_20__28_INDICE_29_">Olanda</text:p>
      <text:p text:style-name="Indice_5f_nomi_20__28_INDICE_29_">Orazio</text:p>
      <text:p text:style-name="Indice_5f_nomi_20__28_INDICE_29_">Orazio Orsini</text:p>
      <text:p text:style-name="Indice_5f_nomi_20__28_INDICE_29_">Orazio Spanocchi</text:p>
      <text:p text:style-name="Indice_5f_nomi_20__28_INDICE_29_">Orenno</text:p>
      <text:p text:style-name="Indice_5f_nomi_20__28_INDICE_29_">Oxford</text:p>
      <text:p text:style-name="Indice_5f_nomi_20__28_INDICE_29_">P</text:p>
      <text:p text:style-name="Indice_5f_nomi_20__28_INDICE_29_">Padova</text:p>
      <text:p text:style-name="Indice_5f_nomi_20__28_INDICE_29_">Paesi Bassi</text:p>
      <text:p text:style-name="Indice_5f_nomi_20__28_INDICE_29_">Paolo Cataldi</text:p>
      <text:p text:style-name="Indice_5f_nomi_20__28_INDICE_29_">Paolo Cesarini</text:p>
      <text:p text:style-name="Indice_5f_nomi_20__28_INDICE_29_">Paolo di Samosata</text:p>
      <text:p text:style-name="Indice_5f_nomi_20__28_INDICE_29_">Paolo Giordano Orsini</text:p>
      <text:p text:style-name="Indice_5f_nomi_20__28_INDICE_29_">Paolo Lombardi</text:p>
      <text:p text:style-name="Indice_5f_nomi_20__28_INDICE_29_">Paolo Orsini</text:p>
      <text:p text:style-name="Indice_5f_nomi_20__28_INDICE_29_">papa Leone X</text:p>
      <text:p text:style-name="Indice_5f_nomi_20__28_INDICE_29_">papa Pio III</text:p>
      <text:p text:style-name="Indice_5f_nomi_20__28_INDICE_29_">papa Pio X</text:p>
      <text:p text:style-name="Indice_5f_nomi_20__28_INDICE_29_">Parigi</text:p>
      <text:p text:style-name="Indice_5f_nomi_20__28_INDICE_29_">Pawlikowice Socini</text:p>
      <text:p text:style-name="Indice_5f_nomi_20__28_INDICE_29_">Percy Bysshe Shelly</text:p>
      <text:p text:style-name="Indice_5f_nomi_20__28_INDICE_29_">Peter Statorius</text:p>
      <text:p text:style-name="Indice_5f_nomi_20__28_INDICE_29_">Petrus Mélius</text:p>
      <text:p text:style-name="Indice_5f_nomi_20__28_INDICE_29_">Piero Guicciardini</text:p>
      <text:p text:style-name="Indice_5f_nomi_20__28_INDICE_29_">Pietro Martire Vermigli</text:p>
      <text:p text:style-name="Indice_5f_nomi_20__28_INDICE_29_">Pietro Perna</text:p>
      <text:p text:style-name="Indice_5f_nomi_20__28_INDICE_29_">Pietro Risi</text:p>
      <text:p text:style-name="Indice_5f_nomi_20__28_INDICE_29_">Pinczow</text:p>
      <text:p text:style-name="Indice_5f_nomi_20__28_INDICE_29_">Pio IX</text:p>
      <text:p text:style-name="Indice_5f_nomi_20__28_INDICE_29_">Pisa</text:p>
      <text:p text:style-name="Indice_5f_nomi_20__28_INDICE_29_">Piur</text:p>
      <text:p text:style-name="Indice_5f_nomi_20__28_INDICE_29_">Polonia</text:p>
      <text:p text:style-name="Indice_5f_nomi_20__28_INDICE_29_">Ponte Tresa</text:p>
      <text:p text:style-name="Indice_5f_nomi_20__28_INDICE_29_">Porzia Pecci</text:p>
      <text:p text:style-name="Indice_5f_nomi_20__28_INDICE_29_">Possevino</text:p>
      <text:p text:style-name="Indice_5f_nomi_20__28_INDICE_29_">Priestley</text:p>
      <text:p text:style-name="Indice_5f_nomi_20__28_INDICE_29_">Prospero Scaccia</text:p>
      <text:p text:style-name="Indice_5f_nomi_20__28_INDICE_29_">Q</text:p>
      <text:p text:style-name="Indice_5f_nomi_20__28_INDICE_29_">Quirina Mocenni</text:p>
      <text:p text:style-name="Indice_5f_nomi_20__28_INDICE_29_">R</text:p>
      <text:p text:style-name="Indice_5f_nomi_20__28_INDICE_29_">Raków</text:p>
      <text:p text:style-name="Indice_5f_nomi_20__28_INDICE_29_">Ranuccio Bianchi Bandinelli</text:p>
      <text:p text:style-name="Indice_5f_nomi_20__28_INDICE_29_">Regno Unito</text:p>
      <text:p text:style-name="Indice_5f_nomi_20__28_INDICE_29_">Richard Crook</text:p>
      <text:p text:style-name="Indice_5f_nomi_20__28_INDICE_29_">Riforma Radicale</text:p>
      <text:p text:style-name="Indice_5f_nomi_20__28_INDICE_29_"><text:soft-page-break/>Rinascimento</text:p>
      <text:p text:style-name="Indice_5f_nomi_20__28_INDICE_29_">Roberto Bellarmino</text:p>
      <text:p text:style-name="Indice_5f_nomi_20__28_INDICE_29_">Roma</text:p>
      <text:p text:style-name="Indice_5f_nomi_20__28_INDICE_29_">Romolo Murri</text:p>
      <text:p text:style-name="Indice_5f_nomi_20__28_INDICE_29_">Rota romana</text:p>
      <text:p text:style-name="Indice_5f_nomi_20__28_INDICE_29_">Russia</text:p>
      <text:p text:style-name="Indice_5f_nomi_20__28_INDICE_29_">Rutilio Marsili</text:p>
      <text:p text:style-name="Indice_5f_nomi_20__28_INDICE_29_">S</text:p>
      <text:p text:style-name="Indice_5f_nomi_20__28_INDICE_29_">Sacra Lega</text:p>
      <text:p text:style-name="Indice_5f_nomi_20__28_INDICE_29_">Saluzzo</text:p>
      <text:p text:style-name="Indice_5f_nomi_20__28_INDICE_29_">Salvatore Minocchi</text:p>
      <text:p text:style-name="Indice_5f_nomi_20__28_INDICE_29_">Samuel Block</text:p>
      <text:p text:style-name="Indice_5f_nomi_20__28_INDICE_29_">Samuel Przypkowski</text:p>
      <text:p text:style-name="Indice_5f_nomi_20__28_INDICE_29_">san Bernardino da Siena</text:p>
      <text:p text:style-name="Indice_5f_nomi_20__28_INDICE_29_">san Francesco di Sales</text:p>
      <text:p text:style-name="Indice_5f_nomi_20__28_INDICE_29_">San Marco</text:p>
      <text:p text:style-name="Indice_5f_nomi_20__28_INDICE_29_">Santippe</text:p>
      <text:p text:style-name="Indice_5f_nomi_20__28_INDICE_29_">Santo Uffizio</text:p>
      <text:p text:style-name="Indice_5f_nomi_20__28_INDICE_29_">Scipione Bargagli</text:p>
      <text:p text:style-name="Indice_5f_nomi_20__28_INDICE_29_">Scopeto</text:p>
      <text:p text:style-name="Indice_5f_nomi_20__28_INDICE_29_">Sebastian Socin</text:p>
      <text:p text:style-name="Indice_5f_nomi_20__28_INDICE_29_">Serafino Olivier Razzali</text:p>
      <text:p text:style-name="Indice_5f_nomi_20__28_INDICE_29_">Siena</text:p>
      <text:p text:style-name="Indice_5f_nomi_20__28_INDICE_29_">Siena Federigo Barbolani</text:p>
      <text:p text:style-name="Indice_5f_nomi_20__28_INDICE_29_">Sigismondo Augusto</text:p>
      <text:p text:style-name="Indice_5f_nomi_20__28_INDICE_29_">Sigismondo I</text:p>
      <text:p text:style-name="Indice_5f_nomi_20__28_INDICE_29_">Sigismondo II Augusto</text:p>
      <text:p text:style-name="Indice_5f_nomi_20__28_INDICE_29_">Silvestro da Siena</text:p>
      <text:p text:style-name="Indice_5f_nomi_20__28_INDICE_29_">Simon Budny</text:p>
      <text:p text:style-name="Indice_5f_nomi_20__28_INDICE_29_">Sinodo di Brest</text:p>
      <text:p text:style-name="Indice_5f_nomi_20__28_INDICE_29_">Sinodo di Coira</text:p>
      <text:p text:style-name="Indice_5f_nomi_20__28_INDICE_29_">Sinodo di Piotrkow</text:p>
      <text:p text:style-name="Indice_5f_nomi_20__28_INDICE_29_">sinodo di Raków</text:p>
      <text:p text:style-name="Indice_5f_nomi_20__28_INDICE_29_">Sinodo di Torda</text:p>
      <text:p text:style-name="Indice_5f_nomi_20__28_INDICE_29_">Socinianesimo</text:p>
      <text:p text:style-name="Indice_5f_nomi_20__28_INDICE_29_">Sociniani</text:p>
      <text:p text:style-name="Indice_5f_nomi_20__28_INDICE_29_">Socrate</text:p>
      <text:p text:style-name="Indice_5f_nomi_20__28_INDICE_29_">Sokoto</text:p>
      <text:p text:style-name="Indice_5f_nomi_20__28_INDICE_29_">Stancaro</text:p>
      <text:p text:style-name="Indice_5f_nomi_20__28_INDICE_29_">Stanislai Morsztyn</text:p>
      <text:p text:style-name="Indice_5f_nomi_20__28_INDICE_29_">Stanislas Kot</text:p>
      <text:p text:style-name="Indice_5f_nomi_20__28_INDICE_29_">Stanislaus Wiszowaty</text:p>
      <text:p text:style-name="Indice_5f_nomi_20__28_INDICE_29_">Stanislav Kokoszka</text:p>
      <text:p text:style-name="Indice_5f_nomi_20__28_INDICE_29_">Stanislaw Kokoszka</text:p>
      <text:p text:style-name="Indice_5f_nomi_20__28_INDICE_29_">Stanislaw Wisniowski</text:p>
      <text:p text:style-name="Indice_5f_nomi_20__28_INDICE_29_">Stati Uniti</text:p>
      <text:p text:style-name="Indice_5f_nomi_20__28_INDICE_29_">Stefano Báthory</text:p>
      <text:p text:style-name="Indice_5f_nomi_20__28_INDICE_29_">Svizzera</text:p>
      <text:p text:style-name="Indice_5f_nomi_20__28_INDICE_29_">Symon Budny<text:tab/><text:tab/><text:tab/><text:tab/>Budny Simon</text:p>
      <text:p text:style-name="Indice_5f_nomi_20__28_INDICE_29_">T</text:p>
      <text:p text:style-name="Indice_5f_nomi_20__28_INDICE_29_">T.E.Nicholas</text:p>
      <text:p text:style-name="Indice_5f_nomi_20__28_INDICE_29_">Theophilus Lindsey</text:p>
      <text:p text:style-name="Indice_5f_nomi_20__28_INDICE_29_">Thomas Jefferson</text:p>
      <text:p text:style-name="Indice_5f_nomi_20__28_INDICE_29_">Thomas Redinger</text:p>
      <text:p text:style-name="Indice_5f_nomi_20__28_INDICE_29_">Thomas Rees</text:p>
      <text:p text:style-name="Indice_5f_nomi_20__28_INDICE_29_">Thomas Watson Jackson</text:p>
      <text:p text:style-name="Indice_5f_nomi_20__28_INDICE_29_">Timothy Davies</text:p>
      <text:p text:style-name="Indice_5f_nomi_20__28_INDICE_29_">Tito Sarrocchi</text:p>
      <text:p text:style-name="Indice_5f_nomi_20__28_INDICE_29_">Tommaso Campanella</text:p>
      <text:p text:style-name="Indice_5f_nomi_20__28_INDICE_29_">Tony André</text:p>
      <text:p text:style-name="Indice_5f_nomi_20__28_INDICE_29_"><text:soft-page-break/>Torre Pellice</text:p>
      <text:p text:style-name="Indice_5f_nomi_20__28_INDICE_29_">Tory</text:p>
      <text:p text:style-name="Indice_5f_nomi_20__28_INDICE_29_">Toscana</text:p>
      <text:p text:style-name="Indice_5f_nomi_20__28_INDICE_29_">Touhlmin Smith</text:p>
      <text:p text:style-name="Indice_5f_nomi_20__28_INDICE_29_">Toulmin Smith</text:p>
      <text:p text:style-name="Indice_5f_nomi_20__28_INDICE_29_">Truusje Goedings</text:p>
      <text:p text:style-name="Indice_5f_nomi_20__28_INDICE_29_">U</text:p>
      <text:p text:style-name="Indice_5f_nomi_20__28_INDICE_29_">Ugo Della Seta</text:p>
      <text:p text:style-name="Indice_5f_nomi_20__28_INDICE_29_">Ugo Foscolo</text:p>
      <text:p text:style-name="Indice_5f_nomi_20__28_INDICE_29_">Ugurgeri Malavolti</text:p>
      <text:p text:style-name="Indice_5f_nomi_20__28_INDICE_29_">Umberto Fracassini</text:p>
      <text:p text:style-name="Indice_5f_nomi_20__28_INDICE_29_">Ungheria</text:p>
      <text:p text:style-name="Indice_5f_nomi_20__28_INDICE_29_">Unitarian Church</text:p>
      <text:p text:style-name="Indice_5f_nomi_20__28_INDICE_29_">Unitariani</text:p>
      <text:p text:style-name="Indice_5f_nomi_20__28_INDICE_29_">V</text:p>
      <text:p text:style-name="Indice_5f_nomi_20__28_INDICE_29_">Valentin Schmalz</text:p>
      <text:p text:style-name="Indice_5f_nomi_20__28_INDICE_29_">Valerio Marchetti</text:p>
      <text:p text:style-name="Indice_5f_nomi_20__28_INDICE_29_">Valerio Marchetti</text:p>
      <text:p text:style-name="Indice_5f_nomi_20__28_INDICE_29_">Vangelo di Giovanni</text:p>
      <text:p text:style-name="Indice_5f_nomi_20__28_INDICE_29_">Venezia</text:p>
      <text:p text:style-name="Indice_5f_nomi_20__28_INDICE_29_">Vienna</text:p>
      <text:p text:style-name="Indice_5f_nomi_20__28_INDICE_29_">Vincenzo Malacarne</text:p>
      <text:p text:style-name="Indice_5f_nomi_20__28_INDICE_29_">Virginia Spannocchi</text:p>
      <text:p text:style-name="Indice_5f_nomi_20__28_INDICE_29_">Vittoria Piccolomini</text:p>
      <text:p text:style-name="Indice_5f_nomi_20__28_INDICE_29_">W</text:p>
      <text:p text:style-name="Indice_5f_nomi_20__28_INDICE_29_">Wilbur Earl Morse</text:p>
      <text:p text:style-name="Indice_5f_nomi_20__28_INDICE_29_">Wilbur Morse</text:p>
      <text:p text:style-name="Indice_5f_nomi_20__28_INDICE_29_">William Dean Howells</text:p>
      <text:p text:style-name="Indice_5f_nomi_20__28_INDICE_29_">William di Aberpergym</text:p>
      <text:p text:style-name="Indice_5f_nomi_20__28_INDICE_29_">William McKinley</text:p>
      <text:p text:style-name="Indice_5f_nomi_20__28_INDICE_29_">William Thomas</text:p>
      <text:p text:style-name="Indice_5f_nomi_20__28_INDICE_29_">William Williams</text:p>
      <text:p text:style-name="Indice_5f_nomi_20__28_INDICE_29_">William Williams</text:p>
      <text:p text:style-name="Indice_5f_nomi_20__28_INDICE_29_">Wladislaw Luszczkiewicz</text:p>
      <text:p text:style-name="Indice_5f_nomi_20__28_INDICE_29_">Wlodzimierz Demetrykiewicz</text:p>
      <text:p text:style-name="Indice_5f_nomi_20__28_INDICE_29_">Z</text:p>
      <text:p text:style-name="Indice_5f_nomi_20__28_INDICE_29_">Zebrzydowski</text:p>
      <text:p text:style-name="Indice_5f_nomi_20__28_INDICE_29_">Zurigo</text:p>
      <text:p text:style-name="Indice_5f_nomi_20__28_INDICE_29_">Zwing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aramondPremrPro" svg:font-family="GaramondPremrPro" style:font-family-generic="roman" style:font-pitch="variable"/>
    <style:font-face style:name="LucidaSansStd" svg:font-family="LucidaSansSt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PremrPro1" svg:font-family="GaramondPremrPro" style:font-family-generic="system" style:font-pitch="variable"/>
    <style:font-face style:name="LucidaSansStd1" svg:font-family="LucidaSansSt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it" fo:country="IT" style:font-name-asian="SimSun" style:font-size-asian="12pt" style:language-asian="it" style:country-asian="IT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1_20__28_TITOLI_29_" style:display-name="h1 (TITOLI)" style:family="paragraph" style:parent-style-name="Standard" style:default-outline-level="" style:list-style-name="">
      <style:paragraph-properties fo:margin-top="0cm" fo:margin-bottom="0.199cm" style:line-height-at-least="0.706cm" fo:text-align="center" style:justify-single-word="false" fo:orphans="0" fo:widows="0" fo:hyphenation-ladder-count="no-limit" fo:break-before="page"/>
      <style:text-properties fo:color="#283583" style:font-name="LucidaSansStd" fo:font-size="16pt" style:font-size-asian="16pt" style:font-name-complex="LucidaSansStd1" style:font-size-complex="16pt" fo:hyphenate="false" fo:hyphenation-remain-char-count="2" fo:hyphenation-push-char-count="2"/>
    </style:style>
    <style:style style:name="Indice_5f_nomi_5f_stacco_20__28_INDICE_29_" style:display-name="Indice_nomi_stacco (INDICE)" style:family="paragraph" style:parent-style-name="Standard" style:default-outline-level="" style:list-style-name="">
      <style:paragraph-properties fo:margin-top="0.199cm" fo:margin-bottom="0cm" style:line-height-at-least="0.423cm" fo:orphans="0" fo:widows="0"/>
      <style:text-properties fo:color="#000000" style:font-name="LucidaSansStd" fo:font-size="10pt" style:font-size-asian="10pt" style:font-name-complex="LucidaSansStd1" style:font-size-complex="10pt"/>
    </style:style>
    <style:style style:name="Indice_5f_nomi_20__28_INDICE_29_" style:display-name="Indice_nomi (INDICE)" style:family="paragraph" style:parent-style-name="Standard" style:default-outline-level="" style:list-style-name="">
      <style:paragraph-properties fo:margin-left="0.3cm" fo:margin-right="0cm" style:line-height-at-least="0.423cm" fo:orphans="0" fo:widows="0" fo:hyphenation-ladder-count="no-limit" fo:text-indent="-0.3cm" style:auto-text-indent="false"/>
      <style:text-properties fo:color="#000000" style:font-name="GaramondPremrPro" fo:font-size="10pt" style:font-size-asian="10pt" style:font-name-complex="GaramondPremrPro1" style:font-size-complex="10pt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sis</meta:initial-creator>
    <dc:creator>Duccio Fabbri</dc:creator>
    <meta:editing-cycles>6</meta:editing-cycles>
    <meta:creation-date>2018-03-20T09:30:00</meta:creation-date>
    <dc:date>2018-03-26T23:51:12.05</dc:date>
    <meta:editing-duration>P3DT4H55M43S</meta:editing-duration>
    <meta:generator>OpenOffice/4.1.1$Win32 OpenOffice.org_project/411m6$Build-9775</meta:generator>
    <meta:document-statistic meta:table-count="0" meta:image-count="0" meta:object-count="0" meta:page-count="8" meta:paragraph-count="457" meta:word-count="1024" meta:character-count="73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